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6.41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21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Liberation Sans" fo:font-size="16pt" style:font-size-asian="16pt" style:font-size-complex="16pt"/>
    </style:style>
    <style:style style:name="ce3" style:family="table-cell" style:parent-style-name="Default">
      <style:table-cell-properties fo:border="none"/>
      <style:text-properties fo:font-size="16pt" style:font-size-asian="16pt" style:font-size-complex="16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7" style:family="table-cell" style:parent-style-name="Default">
      <style:table-cell-properties fo:background-color="#ffcc00" style:text-align-source="fix" style:repeat-content="false" fo:border="none"/>
      <style:paragraph-properties fo:text-align="start" fo:margin-left="0pt"/>
      <style:text-properties style:font-name="Liberation Sans"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 table:print-ranges="Sheet1.B2:Sheet1.G1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7"/>
        <table:table-column table:style-name="co7" table:default-cell-style-name="ce7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Proxy</text:p>
          </table:table-cell>
          <table:table-cell table:style-name="ce1" office:value-type="string" calcext:value-type="string">
            <text:p>L.B.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Docker</text:p>
          </table:table-cell>
        </table:table-row>
        <table:table-row table:style-name="ro2"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www</text:p>
          </table:table-cell>
          <table:table-cell table:number-columns-repeated="4"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Landing Mobile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Old Market</text:p>
          </table:table-cell>
          <table:table-cell office:value-type="string" calcext:value-type="string">
            <text:p>old.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Smallfish analytics</text:p>
          </table:table-cell>
          <table:table-cell office:value-type="string" calcext:value-type="string">
            <text:p>analytics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Smallfish i18n</text:p>
          </table:table-cell>
          <table:table-cell office:value-type="string" calcext:value-type="string">
            <text:p>i18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Smallfish Upload</text:p>
          </table:table-cell>
          <table:table-cell office:value-type="string" calcext:value-type="string">
            <text:p>upload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</table:table-row>
        <table:table-row table:style-name="ro2">
          <table:table-cell/>
          <table:table-cell office:value-type="string" calcext:value-type="string">
            <text:p>Marketplace BE</text:p>
          </table:table-cell>
          <table:table-cell office:value-type="string" calcext:value-type="string">
            <text:p>api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Backoffice FE</text:p>
          </table:table-cell>
          <table:table-cell office:value-type="string" calcext:value-type="string">
            <text:p>admi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Backoffice BE</text:p>
          </table:table-cell>
          <table:table-cell office:value-type="string" calcext:value-type="string">
            <text:p>admin.../api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Mailfish FE + BE</text:p>
          </table:table-cell>
          <table:table-cell office:value-type="string" calcext:value-type="string">
            <text:p>admin.../mailfish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table:style-name="ce3" office:value-type="string" calcext:value-type="string">
            <text:p>Backoffice Videohub</text:p>
          </table:table-cell>
          <table:table-cell table:style-name="ce3" office:value-type="string" calcext:value-type="string">
            <text:p>admin…/videohub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03" calcext:value-type="float">
            <text:p>303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 calcext:value-type="string">
            <text:p>Backoffice Projects</text:p>
          </table:table-cell>
          <table:table-cell table:style-name="ce3" office:value-type="string" calcext:value-type="string">
            <text:p>admin…/projects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05" calcext:value-type="float">
            <text:p>305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 calcext:value-type="string">
            <text:p>Backoffice Marketplace</text:p>
          </table:table-cell>
          <table:table-cell table:style-name="ce3" office:value-type="string" calcext:value-type="string">
            <text:p>admin…/marketplace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06" calcext:value-type="float">
            <text:p>306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4" office:value-type="string" calcext:value-type="string">
            <text:p>Fuguplay legacy – prod</text:p>
          </table:table-cell>
          <table:table-cell table:style-name="ce4" office:value-type="string" calcext:value-type="string">
            <text:p>fuguplay.co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Direct → 52.210.144.140</text:p>
          </table:table-cell>
          <table:table-cell table:number-columns-repeated="2" table:style-name="ce4" office:value-type="float" office:value="80" calcext:value-type="float">
            <text:p>80</text:p>
          </table:table-cell>
        </table:table-row>
        <table:table-row table:style-name="ro2">
          <table:table-cell/>
          <table:table-cell table:style-name="ce4" office:value-type="string" calcext:value-type="string">
            <text:p>Fuguplay legacy – dev / stage</text:p>
          </table:table-cell>
          <table:table-cell table:style-name="ce4" office:value-type="string" calcext:value-type="string">
            <text:p>fuguplay.co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Direct → 52.210.144.14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17:44:30.900660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y Alter</meta:initial-creator>
    <meta:creation-date>2016-10-12T14:10:40.789019956</meta:creation-date>
    <dc:date>2017-02-23T17:48:21.129068629</dc:date>
    <meta:editing-duration>PT1H35M</meta:editing-duration>
    <meta:editing-cycles>18</meta:editing-cycles>
    <meta:generator>LibreOffice/5.1.4.2$Linux_X86_64 LibreOffice_project/10m0$Build-2</meta:generator>
    <meta:print-date>2016-10-25T12:02:47.487808040</meta:print-date>
    <meta:document-statistic meta:table-count="1" meta:cell-count="96" meta:object-count="0"/>
  </office:meta>
</office:document-meta>
</file>